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023f" officeooo:paragraph-rsid="001002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ociated Students of Idaho State University</text:p>
      <text:p text:style-name="P1"/>
      <text:p text:style-name="P1">Created: 10/02/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7:30:30.866940092</meta:creation-date>
    <dc:date>2024-10-02T17:31:49.546276188</dc:date>
    <meta:editing-duration>PT1M20S</meta:editing-duration>
    <meta:editing-cycles>1</meta:editing-cycles>
    <meta:document-statistic meta:table-count="0" meta:image-count="0" meta:object-count="0" meta:page-count="1" meta:paragraph-count="2" meta:word-count="8" meta:character-count="64" meta:non-whitespace-character-count="58"/>
    <meta:generator>LibreOffice/24.2.6.2$Linux_X86_64 LibreOffice_project/420$Build-2</meta:generator>
  </office:meta>
</office:document-meta>
</file>